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padding="0cm" fo:border="none"/>
      <style:text-properties loext:padding="0cm" loext:border="none"/>
    </style:style>
    <style:style style:name="P2" style:family="paragraph" style:parent-style-name="Preformatted_20_Text">
      <style:paragraph-properties fo:margin-top="0cm" fo:margin-bottom="0.499cm" style:contextual-spacing="false" fo:padding="0cm" fo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number-of-islands/" text:style-name="Internet_20_link" text:visited-style-name="Visited_20_Internet_20_Link"><text:span text:style-name="T1">200. Number of Islands</text:span></text:a></text:p>
      <text:p text:style-name="P4">Medium</text:p>
      <text:p text:style-name="P4"/>
      <text:p text:style-name="P5"><text:span text:style-name="T1">Given an </text:span><text:span text:style-name="Source_20_Text"><text:span text:style-name="T2">m x n</text:span></text:span><text:span text:style-name="T1"> 2D binary grid </text:span><text:span text:style-name="Source_20_Text"><text:span text:style-name="T2">grid</text:span></text:span><text:span text:style-name="T1"> which represents a map of </text:span><text:span text:style-name="Source_20_Text"><text:span text:style-name="T2">'1'</text:span></text:span><text:span text:style-name="T1">s (land) and </text:span><text:span text:style-name="Source_20_Text"><text:span text:style-name="T2">'0'</text:span></text:span><text:span text:style-name="T1">s (water), return </text:span><text:span text:style-name="Emphasis"><text:span text:style-name="T1">the number of islands</text:span></text:span><text:span text:style-name="T1">.</text:span></text:p>
      <text:p text:style-name="P5"><text:span text:style-name="T1">An </text:span><text:span text:style-name="Strong_20_Emphasis"><text:span text:style-name="T1">island</text:span></text:span><text:span text:style-name="T1"> is surrounded by water and is formed by connecting adjacent lands horizontally or vertically. You may assume all four edges of the grid are all surrounded by water.</text:span></text:p>
      <text:p text:style-name="P6"> </text:p>
      <text:p text:style-name="P5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grid = [</text:span></text:p>
      <text:p text:style-name="P1"><text:s text:c="2"/>["1","1","1","1","0"],</text:p>
      <text:p text:style-name="P1"><text:s text:c="2"/>["1","1","0","1","0"],</text:p>
      <text:p text:style-name="P1"><text:s text:c="2"/>["1","1","0","0","0"],</text:p>
      <text:p text:style-name="P1"><text:s text:c="2"/>["0","0","0","0","0"]</text:p>
      <text:p text:style-name="P1">]</text:p>
      <text:p text:style-name="P2"><text:span text:style-name="Strong_20_Emphasis"><text:span text:style-name="T1">Output:</text:span></text:span><text:span text:style-name="T1"> 1</text:span></text:p>
      <text:p text:style-name="P5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grid = [</text:span></text:p>
      <text:p text:style-name="P1"><text:s text:c="2"/>["1","1","0","0","0"],</text:p>
      <text:p text:style-name="P1"><text:s text:c="2"/>["1","1","0","0","0"],</text:p>
      <text:p text:style-name="P1"><text:s text:c="2"/>["0","0","1","0","0"],</text:p>
      <text:p text:style-name="P1"><text:s text:c="2"/>["0","0","0","1","1"]</text:p>
      <text:p text:style-name="P1">]</text:p>
      <text:p text:style-name="P2"><text:span text:style-name="Strong_20_Emphasis"><text:span text:style-name="T1">Output:</text:span></text:span><text:span text:style-name="T1"> 3</text:span></text:p>
      <text:p text:style-name="P6"> </text:p>
      <text:p text:style-name="P5"><text:span text:style-name="Strong_20_Emphasis"><text:span text:style-name="T1">Constraints:</text:span></text:span></text:p>
      <text:list xml:id="list2113796564" text:style-name="L1">
        <text:list-item>
          <text:p text:style-name="P7"><text:span text:style-name="Source_20_Text"><text:span text:style-name="T2">m == grid.length</text:span></text:span></text:p>
        </text:list-item>
        <text:list-item>
          <text:p text:style-name="P7"><text:span text:style-name="Source_20_Text"><text:span text:style-name="T2">n == grid[i].length</text:span></text:span></text:p>
        </text:list-item>
        <text:list-item>
          <text:p text:style-name="P7"><text:span text:style-name="Source_20_Text"><text:span text:style-name="T2">1 &lt;= m, n &lt;= 300</text:span></text:span></text:p>
        </text:list-item>
        <text:list-item>
          <text:p text:style-name="P8"><text:span text:style-name="Source_20_Text"><text:span text:style-name="T2">grid[i][j]</text:span></text:span><text:span text:style-name="T1"> is </text:span><text:span text:style-name="Source_20_Text"><text:span text:style-name="T2">'0'</text:span></text:span><text:span text:style-name="T1"> or </text:span><text:span text:style-name="Source_20_Text"><text:span text:style-name="T2">'1'</text:span></text:span><text:span text:style-name="T1">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8T23:47:07.181000000</dc:date>
    <meta:editing-duration>PT8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7" meta:word-count="107" meta:character-count="676" meta:non-whitespace-character-count="580"/>
  </office:meta>
</office:document-meta>
</file>